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d4458" officeooo:paragraph-rsid="001d44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tab/>A – worst; very strong planing and patterned colors; low coverage</text:p>
      <text:p text:style-name="P1"><text:tab/>B – second worst; strong planing but decent coverage</text:p>
      <text:p text:style-name="P1"><text:tab/>C – best; minimal planing and very good coverage</text:p>
      <text:p text:style-name="P1"/>
      <text:p text:style-name="P1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07:37:45.661862352</dc:date>
    <meta:editing-duration>PT5M15S</meta:editing-duration>
    <meta:editing-cycles>1</meta:editing-cycles>
    <meta:document-statistic meta:table-count="0" meta:image-count="0" meta:object-count="0" meta:page-count="1" meta:paragraph-count="4" meta:word-count="28" meta:character-count="174" meta:non-whitespace-character-count="143"/>
    <meta:generator>LibreOffice/5.1.6.2$Linux_X86_64 LibreOffice_project/10m0$Build-2</meta:generator>
  </office:meta>
</office:document-meta>
</file>